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289" officeooo:paragraph-rsid="00110289"/>
    </style:style>
    <style:style style:name="P2" style:family="paragraph" style:parent-style-name="Standard">
      <style:text-properties fo:font-size="16pt" officeooo:rsid="00110289" officeooo:paragraph-rsid="00110289" style:font-size-asian="16pt" style:font-size-complex="16pt"/>
    </style:style>
    <style:style style:name="P3" style:family="paragraph" style:parent-style-name="Standard">
      <style:text-properties fo:font-size="16pt" officeooo:rsid="00110289" officeooo:paragraph-rsid="001208a5" style:font-size-asian="16pt" style:font-size-complex="16pt"/>
    </style:style>
    <style:style style:name="P4" style:family="paragraph" style:parent-style-name="Standard">
      <style:text-properties fo:font-size="16pt" officeooo:rsid="001208a5" officeooo:paragraph-rsid="001208a5" style:font-size-asian="16pt" style:font-size-complex="16pt"/>
    </style:style>
    <style:style style:name="P5" style:family="paragraph" style:parent-style-name="Standard">
      <style:text-properties fo:font-size="24pt" officeooo:rsid="00110289" officeooo:paragraph-rsid="00110289" style:font-size-asian="24pt" style:font-size-complex="24pt"/>
    </style:style>
    <style:style style:name="P6" style:family="paragraph" style:parent-style-name="Standard">
      <style:text-properties fo:font-size="12pt" officeooo:rsid="00110289" officeooo:paragraph-rsid="00110289" style:font-size-asian="10.5pt" style:font-size-complex="12pt"/>
    </style:style>
    <style:style style:name="P7" style:family="paragraph" style:parent-style-name="Standard">
      <style:text-properties fo:font-size="12pt" officeooo:rsid="001208a5" officeooo:paragraph-rsid="001208a5" style:font-size-asian="10.5pt" style:font-size-complex="12pt"/>
    </style:style>
    <style:style style:name="P8" style:family="paragraph" style:parent-style-name="Standard">
      <style:text-properties fo:font-size="12pt" officeooo:rsid="00110289" officeooo:paragraph-rsid="00110289" style:font-size-asian="12pt" style:font-size-complex="12pt"/>
    </style:style>
    <style:style style:name="P9" style:family="paragraph" style:parent-style-name="Standard">
      <style:text-properties officeooo:paragraph-rsid="00110289"/>
    </style:style>
    <style:style style:name="P10" style:family="paragraph" style:parent-style-name="Standard">
      <style:text-properties fo:font-size="16pt" officeooo:rsid="00110289" officeooo:paragraph-rsid="00110289" style:font-size-asian="16pt" style:font-size-complex="16pt"/>
    </style:style>
    <style:style style:name="P11" style:family="paragraph" style:parent-style-name="Standard">
      <style:text-properties fo:font-size="16pt" style:text-underline-style="none" officeooo:rsid="00110289" officeooo:paragraph-rsid="00110289" style:font-size-asian="16pt" style:font-size-complex="16pt"/>
    </style:style>
    <style:style style:name="T1" style:family="text">
      <style:text-properties fo:font-size="16pt" officeooo:rsid="00110289" style:font-size-asian="16pt" style:font-size-complex="16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10289" style:font-size-asian="10.5pt" style:font-size-complex="12pt"/>
    </style:style>
    <style:style style:name="T4" style:family="text">
      <style:text-properties fo:font-size="12pt" officeooo:rsid="0012e7ee" style:font-size-asian="10.5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3f9a5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3f9a5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2pt" style:text-underline-style="none" officeooo:rsid="001208a5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o de Integración del Sprint 1</text:p>
      <text:p text:style-name="P2"/>
      <text:p text:style-name="P2">Secuencia de integración:</text:p>
      <text:p text:style-name="P6"><text:tab/>Obtener código métodos</text:p>
      <text:p text:style-name="P6"><text:tab/>Juntar código en la misma clase</text:p>
      <text:p text:style-name="P6"><text:tab/>Comprobar correctas llamadas a métodos</text:p>
      <text:p text:style-name="P6"><text:tab/>Combinar llamadas a métodos</text:p>
      <text:p text:style-name="P6"><text:tab/>Comprobar compilación</text:p>
      <text:p text:style-name="P6"><text:tab/>Comprobar correcto funcionamiento</text:p>
      <text:p text:style-name="P2"/>
      <text:p text:style-name="P2">Entorno de integración</text:p>
      <text:p text:style-name="P9"><text:span text:style-name="T1"><text:tab/> </text:span><text:span text:style-name="T3">PC </text:span><text:span text:style-name="T4">con las mismas características que uno </text:span><text:span text:style-name="T3">de desarrollo con todas las librerías usadas hasta el momento</text:span></text:p>
      <text:p text:style-name="P2"/>
      <text:p text:style-name="P2">Pasos de integración y fallos</text:p>
      <text:p text:style-name="P2"><text:tab/><text:span text:style-name="T2">1. Obtener código métodos: correcto</text:span></text:p>
      <text:p text:style-name="P6"><text:tab/>2. Juntar código en la misma clase: correcto</text:p>
      <text:p text:style-name="P6"><text:tab/>3. Comprobar correctas llamadas a métodos: correcto</text:p>
      <text:p text:style-name="P6"><text:tab/>4. Combinar llamadas a métodos: correcto</text:p>
      <text:p text:style-name="P6"><text:tab/>5. Comprobar compilación: correcto</text:p>
      <text:p text:style-name="P6"><text:tab/>6. <text:bookmark-start text:name="__DdeLink__558_1740193551"/>Comprobar correcto funcionamiento: correcto<text:bookmark-end text:name="__DdeLink__558_1740193551"/></text:p>
      <text:p text:style-name="P6"/>
      <text:p text:style-name="P4">Requisitos a comprobar</text:p>
      <text:p text:style-name="P7"><text:tab/>2.1. Interfaz</text:p>
      <text:p text:style-name="P7"><text:tab/>2.2. Dirección postal</text:p>
      <text:p text:style-name="P7"><text:tab/>2.3. Cantidades productos</text:p>
      <text:p text:style-name="P7"><text:tab/>2.4. Precio total</text:p>
      <text:p text:style-name="P7"><text:tab/>2.5. Botón confirmar</text:p>
      <text:p text:style-name="P7"><text:tab/>3.1. Generar factura</text:p>
      <text:p text:style-name="P2"/>
      <text:p text:style-name="P2">Interfaces a respetar</text:p>
      <text:p text:style-name="P2"><text:tab/><text:span text:style-name="T5">void generarFactura();</text:span></text:p>
      <text:p text:style-name="P8"><text:tab/>void iniciarValores();</text:p>
      <text:p text:style-name="P2"><text:span text:style-name="T5"><text:tab/>void calcularPrecios()</text:span><text:span text:style-name="T9">;</text:span></text:p>
      <text:p text:style-name="P2"><text:span text:style-name="T9"><text:tab/>void CalcularTotales();</text:span></text:p>
      <text:p text:style-name="P11"><text:span text:style-name="T5"><text:tab/></text:span><text:span text:style-name="T6">JDK Java</text:span></text:p>
      <text:p text:style-name="P2"/>
      <text:p text:style-name="P2">Cambios en las interfaces para poder integrar</text:p>
      <text:p text:style-name="P3"><text:tab/><text:span text:style-name="T10">Ninguno porque trabajan todos los métodos con atributos privados de la clase y no requieren <text:tab/>paso de parámetros</text:span></text:p>
      <text:p text:style-name="P2"/>
      <text:p text:style-name="P2">Fuentes de código para la integración</text:p>
      <text:p text:style-name="P3"><text:span text:style-name="T9"><text:tab/></text:span><text:span text:style-name="T10">Git y, a su vez, las ramas de cada desarrollador que se han integrado en el master</text:span></text:p>
      <text:p text:style-name="P2"/>
      <text:p text:style-name="P3">Responsable integración</text:p>
      <text:p text:style-name="P3"><text:soft-page-break/><text:tab/><text:span text:style-name="T5">Aritz</text:span></text:p>
      <text:p text:style-name="P2"/>
      <text:p text:style-name="P2">Resultados integración</text:p>
      <text:p text:style-name="P3"><text:tab/><text:span text:style-name="T10">Integración satisfactoria, sin complicaciones, debido a una correcta especificación de los <text:tab/>distintos métodos en la reunión de planificación</text:span></text:p>
      <text:p text:style-name="P2"/>
      <text:p text:style-name="P2">Prueba integración</text:p>
      <text:p text:style-name="P3"><text:tab/><text:span text:style-name="T10">Se han seguido todos los pasos indicados anteriormente, monitorizados con Jenkins, que nos indica que todo ha salido según lo esperado. A su vez, las pruebas unitarias sobre los métodos cumplen los requisitos del sprint 1.</text:span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02:54.602737199</meta:creation-date>
    <meta:generator>LibreOffice/5.1.6.2$Linux_X86_64 LibreOffice_project/10m0$Build-2</meta:generator>
    <dc:date>2018-04-24T18:18:02.621854326</dc:date>
    <meta:editing-duration>PT1H11M</meta:editing-duration>
    <meta:editing-cycles>3</meta:editing-cycles>
    <meta:document-statistic meta:table-count="0" meta:image-count="0" meta:object-count="0" meta:page-count="2" meta:paragraph-count="40" meta:word-count="234" meta:character-count="1630" meta:non-whitespace-character-count="1404"/>
  </office:meta>
</office:document-meta>
</file>